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text-underline-style="none" fo:font-weight="normal" officeooo:paragraph-rsid="0013b97f"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paragraph-rsid="0014eec0"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paragraph-rsid="00160300" style:font-size-asian="10.5pt" style:font-weight-asian="normal" style:font-size-complex="12pt" style:font-weight-complex="normal"/>
    </style:style>
    <style:style style:name="P4" style:family="paragraph" style:parent-style-name="Standard">
      <style:text-properties officeooo:paragraph-rsid="00160300"/>
    </style:style>
    <style:style style:name="P5" style:family="paragraph" style:parent-style-name="Standard">
      <style:text-properties fo:font-size="14pt" style:text-underline-style="solid" style:text-underline-width="auto" style:text-underline-color="font-color" fo:font-weight="bold" officeooo:rsid="00134ca1" officeooo:paragraph-rsid="00134ca1" style:font-size-asian="14pt" style:font-weight-asian="bold" style:font-size-complex="14pt" style:font-weight-complex="bold"/>
    </style:style>
    <style:style style:name="P6" style:family="paragraph" style:parent-style-name="Standard">
      <style:text-properties fo:font-size="12pt" style:text-underline-style="none" fo:font-weight="normal" officeooo:rsid="00134ca1" officeooo:paragraph-rsid="00134ca1"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3b97f" officeooo:paragraph-rsid="0013b97f"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3b97f" officeooo:paragraph-rsid="00160300"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60300" officeooo:paragraph-rsid="00160300"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160300" officeooo:paragraph-rsid="0014eec0"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4eec0" officeooo:paragraph-rsid="00160300"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4eec0" officeooo:paragraph-rsid="0013b97f"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4eec0" officeooo:paragraph-rsid="0014eec0"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paragraph-rsid="00251fd9"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paragraph-rsid="00290c58"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normal" officeooo:paragraph-rsid="00290c58" style:font-size-asian="10.5pt" style:font-weight-asian="normal" style:font-size-complex="12pt" style:font-weight-complex="normal"/>
    </style:style>
    <style:style style:name="T1" style:family="text">
      <style:text-properties officeooo:rsid="0013b97f"/>
    </style:style>
    <style:style style:name="T2" style:family="text">
      <style:text-properties officeooo:rsid="0014eec0"/>
    </style:style>
    <style:style style:name="T3" style:family="text">
      <style:text-properties officeooo:rsid="001599c4"/>
    </style:style>
    <style:style style:name="T4" style:family="text">
      <style:text-properties officeooo:rsid="00160300"/>
    </style:style>
    <style:style style:name="T5" style:family="text">
      <style:text-properties fo:font-size="12pt" style:text-underline-style="none" fo:font-weight="normal" officeooo:rsid="00160300" style:font-size-asian="10.5pt" style:font-weight-asian="normal" style:font-size-complex="12pt" style:font-weight-complex="normal"/>
    </style:style>
    <style:style style:name="T6" style:family="text">
      <style:text-properties officeooo:rsid="00170d29"/>
    </style:style>
    <style:style style:name="T7" style:family="text">
      <style:text-properties officeooo:rsid="00188e57"/>
    </style:style>
    <style:style style:name="T8" style:family="text">
      <style:text-properties officeooo:rsid="001a29fb"/>
    </style:style>
    <style:style style:name="T9" style:family="text">
      <style:text-properties officeooo:rsid="001be7ec"/>
    </style:style>
    <style:style style:name="T10" style:family="text">
      <style:text-properties officeooo:rsid="001d9196"/>
    </style:style>
    <style:style style:name="T11" style:family="text">
      <style:text-properties officeooo:rsid="001fdb98"/>
    </style:style>
    <style:style style:name="T12" style:family="text">
      <style:text-properties officeooo:rsid="0021f35c"/>
    </style:style>
    <style:style style:name="T13" style:family="text">
      <style:text-properties officeooo:rsid="00226ea8"/>
    </style:style>
    <style:style style:name="T14" style:family="text">
      <style:text-properties officeooo:rsid="0022e781"/>
    </style:style>
    <style:style style:name="T15" style:family="text">
      <style:text-properties officeooo:rsid="00235f89"/>
    </style:style>
    <style:style style:name="T16" style:family="text">
      <style:text-properties officeooo:rsid="002492f2"/>
    </style:style>
    <style:style style:name="T17" style:family="text">
      <style:text-properties officeooo:rsid="00251fd9"/>
    </style:style>
    <style:style style:name="T18" style:family="text">
      <style:text-properties officeooo:rsid="0026a3ee"/>
    </style:style>
    <style:style style:name="T19" style:family="text">
      <style:text-properties officeooo:rsid="0026c9bd"/>
    </style:style>
    <style:style style:name="T20" style:family="text">
      <style:text-properties officeooo:rsid="0028c562"/>
    </style:style>
    <style:style style:name="T21" style:family="text">
      <style:text-properties officeooo:rsid="00290c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blem Statement</text:p>
      <text:p text:style-name="P6">One of the magical things with Twitter is when famous users publicly converse with each other via tweets! </text:p>
      <text:p text:style-name="P6"/>
      <text:p text:style-name="P6">Find 10 such separate examples of conversations in the last 2 weeks where one example is the triple (A, B, T1, T2) such that A and B are the two users conversing and T1 and T2 are any two tweets in their conversation such that T1 is sent by A to B and T2 is sent by B to A. A should have more than a million followers on twitter, and B should have at least 125,000. Please include your code, comments on how to run it, and its output (i.e., the 10 such examples you find). For T1 and T2, include the URL, text and the time of the tweet in your output. </text:p>
      <text:p text:style-name="P6"/>
      <text:p text:style-name="P6">Hint: Use the Twitter Public API to grab tweets of a given user.</text:p>
      <text:p text:style-name="P6"/>
      <text:p text:style-name="P5">Solution</text:p>
      <text:p text:style-name="P7">The following steps are involved in solving the above problem:-</text:p>
      <text:p text:style-name="P1"><text:span text:style-name="T1">1) Fetch user list sorted by follower count </text:span><text:span text:style-name="T4">from </text:span><text:a xlink:type="simple" xlink:href="http://twittercounter.com/"><text:span text:style-name="T18">http://</text:span></text:a><text:a xlink:type="simple" xlink:href="http://twittercounter.com/"><text:span text:style-name="T4">twittercounter.com</text:span></text:a><text:span text:style-name="T4"> and dump it to a file (userList/topUsers.txt).</text:span><text:span text:style-name="T1"> </text:span><text:span text:style-name="T4">[Optional – already prefetched]</text:span></text:p>
      <text:p text:style-name="P7"/>
      <text:p text:style-name="P9">$python getTopUsersByFollowers.py</text:p>
      <text:p text:style-name="P9"/>
      <text:p text:style-name="P4"><text:span text:style-name="T5">At the backend, I essentially crawl </text:span><text:a xlink:type="simple" xlink:href="http://twittercounter.com/pages/100/__offset"><text:span text:style-name="T4">http://twittercounter.com/pages/100</text:span></text:a><text:a xlink:type="simple" xlink:href="http://twittercounter.com/pages/100/__offset"><text:span text:style-name="T5">/__offset</text:span></text:a><text:span text:style-name="T5">__ (where 0 &lt;=__offset__ &lt;= 980) using </text:span><text:a xlink:type="simple" xlink:href="http://developer.yahoo.com/yql/console/">YQL</text:a><text:span text:style-name="T5"> (Yahoo! Query Language) to extract top twitter users sorted on follower count.</text:span></text:p>
      <text:p text:style-name="P9"/>
      <text:p text:style-name="P9">2) Start fetching the conversations by executing below command:-</text:p>
      <text:p text:style-name="P9">$python getTweets.py</text:p>
      <text:p text:style-name="P9"/>
      <text:p text:style-name="P3"><text:span text:style-name="T4"><text:tab/>a) Load the user list from “userList/topUsers.txt” into “topUserList” </text:span><text:span text:style-name="T2">(all users in this list have &gt; <text:tab/> <text:s text:c="2"/>1 million followers)</text:span></text:p>
      <text:p text:style-name="P11"/>
      <text:p text:style-name="P1"><text:span text:style-name="T1"><text:tab/></text:span><text:span text:style-name="T4">b</text:span><text:span text:style-name="T1">) For each user </text:span><text:span text:style-name="T6">(say “topUser”)</text:span><text:span text:style-name="T1"> in topUserList, fetch 100 </text:span><text:span text:style-name="T7">recent</text:span><text:span text:style-name="T1"> tweets </text:span><text:span text:style-name="T7">(public_tweets)</text:span><text:span text:style-name="T1"> from <text:tab/></text:span><text:a xlink:type="simple" xlink:href="https://dev.twitter.com/docs/api/1/get/statuses/user_timeline"><text:span text:style-name="T1">user_timeline</text:span></text:a><text:span text:style-name="T1">.</text:span></text:p>
      <text:p text:style-name="P7"/>
      <text:p text:style-name="P3"><text:span text:style-name="T1"><text:tab/></text:span><text:span text:style-name="T4">c</text:span><text:span text:style-name="T1">)</text:span></text:p>
      <text:p text:style-name="P3"><text:span text:style-name="T1"><text:tab/><text:tab/></text:span><text:span text:style-name="T4">i</text:span><text:span text:style-name="T1">) <text:s text:c="2"/>For each tweet </text:span><text:span text:style-name="T7">in public_ tweets</text:span><text:span text:style-name="T1"> </text:span><text:span text:style-name="T2">i.e., T1,</text:span><text:span text:style-name="T1"> check if “in_reply_to_status_id” flag was <text:tab/><text:tab/></text:span><text:span text:style-name="T7"><text:tab/></text:span><text:span text:style-name="T1">set </text:span><text:span text:style-name="T8">and tweetAge &lt;</text:span><text:span text:style-name="T18">=</text:span><text:span text:style-name="T8"> </text:span><text:span text:style-name="T9">(</text:span><text:span text:style-name="T8">2 weeks ago</text:span><text:span text:style-name="T9">)</text:span><text:span text:style-name="T1">, if yes, it means that this tweet was in response to <text:tab/><text:tab/><text:tab/>another tweet. </text:span></text:p>
      <text:p text:style-name="P8"/>
      <text:p text:style-name="P1"><text:span text:style-name="T1"><text:tab/><text:tab/></text:span><text:span text:style-name="T4">ii</text:span><text:span text:style-name="T1">) <text:s/></text:span><text:span text:style-name="T2">If “yes” in previous step, fetch the original tweet i.e, T2, for which the reply was <text:tab/><text:tab/></text:span><text:span text:style-name="T4"><text:tab/></text:span><text:span text:style-name="T2">posted. In this tweet, the </text:span><text:span text:style-name="T7">“</text:span><text:span text:style-name="T2">author” object contains followerCount </text:span><text:span text:style-name="T7">attribute</text:span><text:span text:style-name="T2">, ensure that <text:tab/> <text:s text:c="2"/><text:tab/><text:tab/>the followerCount &gt; 125k </text:span><text:span text:style-name="T10">and tweetAge &lt;</text:span><text:span text:style-name="T18">=</text:span><text:span text:style-name="T10"> (2 weeks ago)</text:span></text:p>
      <text:p text:style-name="P12"><text:tab/><text:tab/></text:p>
      <text:p text:style-name="P1"><text:span text:style-name="T2"><text:tab/><text:tab/></text:span><text:span text:style-name="T4">iii</text:span><text:span text:style-name="T2">) If both conditions </text:span><text:span text:style-name="T19">c</text:span><text:span text:style-name="T2">(</text:span><text:span text:style-name="T19">i</text:span><text:span text:style-name="T2">) and </text:span><text:span text:style-name="T19">c</text:span><text:span text:style-name="T2">(</text:span><text:span text:style-name="T19">ii</text:span><text:span text:style-name="T2">) are satisfied, then T1 and T2 is an example of <text:tab/><text:tab/></text:span><text:span text:style-name="T4"><text:tab/></text:span><text:span text:style-name="T2">conversation listed in the problem, print it to output file “result.txt”</text:span></text:p>
      <text:p text:style-name="P13"/>
      <text:p text:style-name="P2"><text:span text:style-name="T2"><text:tab/><text:tab/></text:span><text:span text:style-name="T4">iv</text:span><text:span text:style-name="T2">) If 10 such conversations are found, break the loop, else go to Step </text:span><text:span text:style-name="T4">2b</text:span></text:p>
      <text:p text:style-name="P10"/>
      <text:p text:style-name="P2"><text:span text:style-name="T12">3) </text:span><text:span text:style-name="T2">Since conversations listed in </text:span><text:span text:style-name="T13">the </text:span><text:span text:style-name="T2">problem are sparse, we may hit Twitter API hourly rate limit (350 </text:span><text:soft-page-break/><text:span text:style-name="T2">authenticated requests per hour), </text:span><text:span text:style-name="T11">in such cases,</text:span><text:span text:style-name="T2"> we save the state of result and current topUser being processed in “result.txt” and “currUserIndex.txt” respectively. </text:span><text:span text:style-name="T12">Th</text:span><text:span text:style-name="T13">e processing can be resumed by following the steps listed below:-</text:span></text:p>
      <text:p text:style-name="P13"/>
      <text:p text:style-name="P3"><text:span text:style-name="T2"><text:tab/></text:span><text:span text:style-name="T12">a</text:span><text:span text:style-name="T2">) To overcome the hourly rate limit, I created multiple </text:span><text:span text:style-name="T14">Twitter Applications</text:span><text:span text:style-name="T2"> and copied the <text:tab/></text:span><text:span text:style-name="T4"><text:tab/></text:span><text:span text:style-name="T2">corresponding credentials in </text:span><text:span text:style-name="T14">to </text:span><text:span text:style-name="T2">a different file. Ideally, these credentials should be stored in <text:tab/><text:tab/></text:span><text:span text:style-name="T15">some type</text:span><text:span text:style-name="T2"> </text:span><text:span text:style-name="T15">of authenticated database </text:span><text:span text:style-name="T2">rather than in plain text files.</text:span></text:p>
      <text:p text:style-name="P11"/>
      <text:p text:style-name="P2"><text:span text:style-name="T2"><text:tab/></text:span><text:span text:style-name="T12">b</text:span><text:span text:style-name="T2">) Change the credentials by choosing </text:span><text:span text:style-name="T20">a different</text:span><text:span text:style-name="T2"> </text:span><text:span text:style-name="T16">credential </text:span><text:span text:style-name="T2">file in “auth.py” (Line 12-19) and <text:tab/>change the IP address (reset router or run on a different machine).</text:span></text:p>
      <text:p text:style-name="P13"/>
      <text:p text:style-name="P2"><text:span text:style-name="T2"><text:tab/></text:span><text:span text:style-name="T12">c</text:span><text:span text:style-name="T2">) Run 'python getTweets.py' </text:span><text:span text:style-name="T3">to resume the search and the program exits when 10 such <text:tab/><text:tab/><text:tab/>conversations are found successfully.</text:span></text:p>
      <text:p text:style-name="P13"/>
      <text:p text:style-name="P13"/>
      <text:p text:style-name="P14"><text:span text:style-name="T17">4) Technologies / Libraries Used – Python 2.7, </text:span><text:a xlink:type="simple" xlink:href="https://github.com/tweepy/tweepy"><text:span text:style-name="T17">Tweepy</text:span></text:a><text:span text:style-name="T17">, YQL (</text:span><text:a xlink:type="simple" xlink:href="http://docs.python-yql.org/en/latest/"><text:span text:style-name="T17">python-yql</text:span></text:a><text:span text:style-name="T17">)</text:span></text:p>
      <text:p text:style-name="P14"><text:span text:style-name="T17"/></text:p>
      <text:p text:style-name="P16"><text:span text:style-name="T21">Code Explained</text:span></text:p>
      <text:p text:style-name="P15"><text:span text:style-name="T21">1) getTweets.py → main program that fetches 10 conversations as listed in problem statement</text:span></text:p>
      <text:p text:style-name="P15"><text:span text:style-name="T21">2) getTopUsersByFollowers.py → fetches userList sorted on followerCount</text:span></text:p>
      <text:p text:style-name="P15"><text:span text:style-name="T21">3) auth.py → loads credentials and gets Tweepy API handle to query Twitter API</text:span></text:p>
      <text:p text:style-name="P15"><text:span text:style-name="T21">4) helper.py → provides miscellaneous helper functions</text:span></text:p>
      <text:p text:style-name="P15"><text:span text:style-name="T21">5) result.txt → output file (contains 10 conversations as listed in problem statement)</text:span></text:p>
      <text:p text:style-name="P15"><text:span text:style-name="T21">6) consoleOutput.txt → console output</text:span></text:p>
      <text:p text:style-name="P15"><text:span text:style-name="T21">7) currUserIndex.txt → stores index of current user being processed (helps resuming search)</text:span></text:p>
      <text:p text:style-name="P15"><text:span text:style-name="T21">8) README.txt → contains on how to run the code and prerequisite installations required</text:span></text:p>
      <text:p text:style-name="P15"><text:span text:style-name="T21">9) Solution.pdf → detailed explanation of solution</text:span></text:p>
      <text:p text:style-name="P15"><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ikiran </meta:initial-creator>
    <meta:creation-date>2012-11-07T11:44:05</meta:creation-date>
    <dc:date>2012-11-07T12:50:42</dc:date>
    <dc:creator>Ravikiran </dc:creator>
    <meta:editing-duration>PT55M35S</meta:editing-duration>
    <meta:editing-cycles>22</meta:editing-cycles>
    <meta:generator>LibreOffice/3.6$Linux_X86_64 LibreOffice_project/360m1$Build-2</meta:generator>
    <meta:document-statistic meta:table-count="0" meta:image-count="0" meta:object-count="0" meta:page-count="2" meta:paragraph-count="34" meta:word-count="615" meta:character-count="3826" meta:non-whitespace-character-count="3191"/>
  </office:meta>
</office:document-meta>
</file>